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ＭＳ Ｐゴシック" svg:font-family="ＭＳ Ｐゴシック" style:font-family-generic="modern" style:font-pitch="variable" svg:panose-1="2 11 6 0 7 2 5 8 2 4"/>
    <style:font-face style:name="Arial, 'Helvetica Neue', Helvet" svg:font-family="Arial, 'Helvetica Neue', Helvet" style:font-family-generic="system"/>
    <style:font-face style:name="SabonLTStd-Roman" svg:font-family="SabonLTStd-Roman" style:font-family-generic="roman"/>
    <style:font-face style:name="SabonLTStd-Italic" svg:font-family="SabonLTStd-Italic" style:font-family-generic="roman"/>
    <style:font-face style:name="SourceCodePro-Regular" svg:font-family="SourceCodePro-Regular" style:font-family-generic="roman"/>
    <style:font-face style:name="Consolas, Menlo, Monaco, 'Lucid" svg:font-family="Consolas, Menlo, Monaco, 'Lucid" style:font-family-generic="system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style:line-height-at-least="0.1979in"/>
      <style:text-properties style:font-name="Arial, 'Helvetica Neue', Helvet" fo:color="#222426" fo:font-size="11pt" style:font-size-asian="11pt"/>
    </style:style>
    <style:style style:name="P2" style:parent-style-name="Normal" style:family="paragraph">
      <style:paragraph-properties fo:keep-with-next="always" fo:widows="2" fo:orphans="2" style:vertical-align="auto" fo:margin-top="0.2083in" fo:margin-bottom="0.0416in"/>
      <style:text-properties style:font-name-asian="Times New Roman" style:font-name-complex="Times New Roman" fo:font-weight="bold" style:font-weight-asian="bold" style:font-weight-complex="bold" fo:color="#000000" style:letter-kerning="false" fo:font-size="16pt" style:font-size-asian="16pt" style:font-size-complex="16pt" fo:language="en" fo:country="US" style:language-complex="ar" style:country-complex="SA" fo:hyphenate="true"/>
    </style:style>
    <style:style style:name="P3" style:parent-style-name="Normal" style:family="paragraph">
      <style:paragraph-properties fo:keep-with-next="always" fo:widows="2" fo:orphans="2" style:vertical-align="auto" fo:margin-top="0.2083in" fo:margin-bottom="0.0416in"/>
      <style:text-properties fo:hyphenate="true"/>
    </style:style>
    <style:style style:name="T4" style:parent-style-name="DefaultParagraphFont" style:family="text">
      <style:text-properties style:font-name="SabonLTStd-Roman" fo:color="#FF0000" fo:font-size="10pt" style:font-size-asian="10pt" style:font-size-complex="10pt"/>
    </style:style>
    <style:style style:name="T5" style:parent-style-name="DefaultParagraphFont" style:family="text">
      <style:text-properties style:font-name="SabonLTStd-Italic" fo:font-style="italic" style:font-style-asian="italic" style:font-style-complex="italic" fo:color="#FF0000" fo:font-size="10pt" style:font-size-asian="10pt" style:font-size-complex="10pt"/>
    </style:style>
    <style:style style:name="T6" style:parent-style-name="DefaultParagraphFont" style:family="text">
      <style:text-properties style:font-name="SabonLTStd-Roman" fo:color="#FF0000" fo:font-size="10pt" style:font-size-asian="10pt" style:font-size-complex="10pt"/>
    </style:style>
    <style:style style:name="T7" style:parent-style-name="DefaultParagraphFont" style:family="text">
      <style:text-properties style:font-name="SourceCodePro-Regular" fo:color="#FF0000" fo:font-size="9pt" style:font-size-asian="9pt" style:font-size-complex="9pt"/>
    </style:style>
    <style:style style:name="T8" style:parent-style-name="DefaultParagraphFont" style:family="text">
      <style:text-properties style:font-name="SabonLTStd-Roman" fo:color="#FF0000" fo:font-size="10pt" style:font-size-asian="10pt" style:font-size-complex="10pt"/>
    </style:style>
    <style:style style:name="T9" style:parent-style-name="DefaultParagraphFont" style:family="text">
      <style:text-properties style:font-name="SabonLTStd-Roman" fo:color="#FF0000" fo:font-size="10pt" style:font-size-asian="10pt" style:font-size-complex="10pt"/>
    </style:style>
    <style:style style:name="P10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11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13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4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15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6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7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8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1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20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2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22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23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24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2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26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27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2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29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30" style:parent-style-name="Normal" style:family="paragraph">
      <style:paragraph-properties fo:keep-with-next="always" fo:widows="2" fo:orphans="2" style:vertical-align="auto" fo:margin-top="0.0833in" fo:margin-bottom="0.0833in"/>
      <style:text-properties fo:hyphenate="true"/>
    </style:style>
    <style:style style:name="T3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FF" style:letter-kerning="false" fo:font-size="10.5pt" style:font-size-asian="10.5pt" style:font-size-complex="10.5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P32" style:parent-style-name="Normal" style:family="paragraph">
      <style:paragraph-properties fo:widows="2" fo:orphans="2" style:vertical-align="auto" fo:margin-top="0.1388in" fo:margin-bottom="0.1388in" fo:margin-left="0.2777in">
        <style:tab-stops/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style:language-complex="ar" style:country-complex="SA" fo:hyphenate="true"/>
    </style:style>
    <style:style style:name="P33" style:parent-style-name="Normal" style:family="paragraph">
      <style:paragraph-properties fo:widows="2" fo:orphans="2" style:vertical-align="auto" fo:margin-top="0.0555in" fo:margin-bottom="0.0555in"/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 fo:hyphenate="true"/>
    </style:style>
    <style:style style:name="P34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35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36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3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38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3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40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4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42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43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44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4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46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4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FF" style:letter-kerning="false" fo:font-size="13.5pt" style:font-size-asian="13.5pt" style:font-size-complex="13.5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48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49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T50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language="en" fo:country="US" style:language-complex="ar" style:country-complex="SA"/>
    </style:style>
    <style:style style:name="T51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52" style:parent-style-name="Normal" style:family="paragraph">
      <style:paragraph-properties fo:widows="2" fo:orphans="2" style:vertical-align="auto"/>
      <style:text-properties fo:hyphenate="true"/>
    </style:style>
    <style:style style:name="T53" style:parent-style-name="DefaultParagraphFont" style:family="text">
      <style:text-properties style:font-name-asian="Times New Roman" style:font-name-complex="Times New Roman" fo:color="#000000" style:letter-kerning="false" fo:font-size="13.5pt" style:font-size-asian="13.5pt" style:font-size-complex="13.5pt" fo:language="en" fo:country="US" style:language-complex="ar" style:country-complex="SA"/>
    </style:style>
    <style:style style:name="P54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55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6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7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8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59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0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1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2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3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P64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65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6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67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P68" style:parent-style-name="Normal" style:family="paragraph">
      <style:paragraph-properties fo:widows="2" fo:orphans="2" style:vertical-align="auto" fo:margin-top="0.0555in" fo:margin-bottom="0.0555in"/>
      <style:text-properties fo:hyphenate="true"/>
    </style:style>
    <style:style style:name="T69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0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1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2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3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4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5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6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7" style:parent-style-name="DefaultParagraphFont" style:family="text">
      <style:text-properties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T78" style:parent-style-name="DefaultParagraphFont" style:family="text">
      <style:text-properties style:font-name-asian="Times New Roman" style:font-name-complex="Times New Roman" fo:font-weight="bold" style:font-weight-asian="bold" fo:color="#FF0000" style:letter-kerning="false" fo:font-size="13.5pt" style:font-size-asian="13.5pt" style:font-size-complex="13.5pt" fo:language="en" fo:country="US" style:language-complex="ar" style:country-complex="SA"/>
    </style:style>
    <style:style style:name="P79" style:parent-style-name="Textbody" style:family="paragraph">
      <style:paragraph-properties fo:margin-bottom="0in" style:line-height-at-least="0.1979in"/>
      <style:text-properties style:font-name="Arial, 'Helvetica Neue', Helvet" fo:color="#222426" fo:font-size="11pt" style:font-size-asian="11pt" fo:language="en" fo:country="US"/>
    </style:style>
    <style:style style:name="P80" style:parent-style-name="Textbody" style:family="paragraph">
      <style:paragraph-properties fo:margin-bottom="0in" style:line-height-at-least="0.1979in"/>
      <style:text-properties style:font-name="Arial, 'Helvetica Neue', Helvet" fo:color="#222426" fo:font-size="11pt" style:font-size-asian="11pt"/>
    </style:style>
    <style:style style:name="P81" style:parent-style-name="Textbody" style:family="paragraph">
      <style:paragraph-properties fo:margin-bottom="0in" style:line-height-at-least="0.1979in"/>
      <style:text-properties style:font-name="Arial, 'Helvetica Neue', Helvet" fo:color="#222426" fo:font-size="11pt" style:font-size-asian="11pt"/>
    </style:style>
    <style:style style:name="P82" style:parent-style-name="Textbody" style:family="paragraph">
      <style:paragraph-properties fo:margin-bottom="0in" style:line-height-at-least="0.1979in"/>
    </style:style>
    <style:style style:name="T83" style:parent-style-name="DefaultParagraphFont" style:family="text">
      <style:text-properties style:font-name="Arial, 'Helvetica Neue', Helvet" fo:color="#222426" fo:font-size="11pt" style:font-size-asian="11pt"/>
    </style:style>
    <style:style style:name="T84" style:parent-style-name="DefaultParagraphFont" style:family="text">
      <style:text-properties style:font-name="Arial, 'Helvetica Neue', Helvet" fo:color="#222426" fo:font-size="11pt" style:font-size-asian="11pt"/>
    </style:style>
    <style:style style:name="T85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86" style:parent-style-name="DefaultParagraphFont" style:family="text">
      <style:text-properties style:font-name="Arial, 'Helvetica Neue', Helvet" fo:color="#222426" fo:font-size="11pt" style:font-size-asian="11pt"/>
    </style:style>
    <style:style style:name="T87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P88" style:parent-style-name="Textbody" style:family="paragraph">
      <style:paragraph-properties fo:margin-bottom="0in" style:line-height-at-least="0.1979in"/>
      <style:text-properties style:font-name="Arial, 'Helvetica Neue', Helvet" fo:color="#222426" fo:font-size="11pt" style:font-size-asian="11pt"/>
    </style:style>
    <style:style style:name="P89" style:parent-style-name="Textbody" style:family="paragraph">
      <style:paragraph-properties fo:margin-bottom="0in" style:line-height-at-least="0.1979in"/>
    </style:style>
    <style:style style:name="T90" style:parent-style-name="DefaultParagraphFont" style:family="text">
      <style:text-properties style:font-name="Arial, 'Helvetica Neue', Helvet" fo:color="#222426" fo:font-size="11pt" style:font-size-asian="11pt"/>
    </style:style>
    <style:style style:name="T91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92" style:parent-style-name="DefaultParagraphFont" style:family="text">
      <style:text-properties style:font-name="Arial, 'Helvetica Neue', Helvet" fo:color="#222426" fo:font-size="11pt" style:font-size-asian="11pt"/>
    </style:style>
    <style:style style:name="P93" style:parent-style-name="Textbody" style:family="paragraph">
      <style:paragraph-properties fo:margin-bottom="0in" style:line-height-at-least="0.1979in"/>
    </style:style>
    <style:style style:name="T94" style:parent-style-name="DefaultParagraphFont" style:family="text">
      <style:text-properties style:font-name="Arial, 'Helvetica Neue', Helvet" fo:color="#222426" fo:font-size="11pt" style:font-size-asian="11pt"/>
    </style:style>
    <style:style style:name="T95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96" style:parent-style-name="DefaultParagraphFont" style:family="text">
      <style:text-properties style:font-name="Arial, 'Helvetica Neue', Helvet" fo:color="#222426" fo:font-size="11pt" style:font-size-asian="11pt"/>
    </style:style>
    <style:style style:name="T97" style:parent-style-name="DefaultParagraphFont" style:family="text">
      <style:text-properties style:font-name="Arial, 'Helvetica Neue', Helvet" fo:color="#222426" fo:font-size="11pt" style:font-size-asian="11pt"/>
    </style:style>
    <style:style style:name="T98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99" style:parent-style-name="DefaultParagraphFont" style:family="text">
      <style:text-properties style:font-name="Arial, 'Helvetica Neue', Helvet" fo:color="#222426" fo:font-size="11pt" style:font-size-asian="11pt"/>
    </style:style>
    <style:style style:name="T100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01" style:parent-style-name="DefaultParagraphFont" style:family="text">
      <style:text-properties style:font-name="Arial, 'Helvetica Neue', Helvet" fo:color="#222426" fo:font-size="11pt" style:font-size-asian="11pt"/>
    </style:style>
    <style:style style:name="T102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03" style:parent-style-name="DefaultParagraphFont" style:family="text">
      <style:text-properties style:font-name="Arial, 'Helvetica Neue', Helvet" fo:color="#222426" fo:font-size="11pt" style:font-size-asian="11pt"/>
    </style:style>
    <style:style style:name="P104" style:parent-style-name="Textbody" style:family="paragraph">
      <style:paragraph-properties fo:margin-bottom="0in" style:line-height-at-least="0.1979in"/>
    </style:style>
    <style:style style:name="T105" style:parent-style-name="DefaultParagraphFont" style:family="text">
      <style:text-properties style:font-name="Arial, 'Helvetica Neue', Helvet" fo:color="#222426" fo:font-size="11pt" style:font-size-asian="11pt"/>
    </style:style>
    <style:style style:name="T106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07" style:parent-style-name="DefaultParagraphFont" style:family="text">
      <style:text-properties style:font-name="Arial, 'Helvetica Neue', Helvet" fo:color="#222426" fo:font-size="11pt" style:font-size-asian="11pt"/>
    </style:style>
    <style:style style:name="P108" style:parent-style-name="Quotations" style:family="paragraph">
      <style:paragraph-properties fo:margin-bottom="0in" style:line-height-at-least="0.1979in"/>
      <style:text-properties style:font-name="Arial, 'Helvetica Neue', Helvet" fo:color="#222426" fo:font-size="11pt" style:font-size-asian="11pt"/>
    </style:style>
    <style:style style:name="P109" style:parent-style-name="Textbody" style:family="paragraph">
      <style:paragraph-properties fo:margin-bottom="0in" style:line-height-at-least="0.1979in"/>
    </style:style>
    <style:style style:name="T110" style:parent-style-name="DefaultParagraphFont" style:family="text">
      <style:text-properties style:font-name="Arial, 'Helvetica Neue', Helvet" fo:color="#222426" fo:font-size="11pt" style:font-size-asian="11pt"/>
    </style:style>
    <style:style style:name="T111" style:parent-style-name="DefaultParagraphFont" style:family="text">
      <style:text-properties style:font-name="Consolas, Menlo, Monaco, 'Lucid" fo:color="#222426" fo:font-size="9.5pt" style:font-size-asian="9.5pt"/>
    </style:style>
    <style:style style:name="T112" style:parent-style-name="DefaultParagraphFont" style:family="text">
      <style:text-properties style:font-name="Arial, 'Helvetica Neue', Helvet" fo:color="#222426" fo:font-size="11pt" style:font-size-asian="11pt"/>
    </style:style>
    <style:style style:name="P113" style:parent-style-name="Textbody" style:family="paragraph">
      <style:paragraph-properties fo:margin-bottom="0in" style:line-height-at-least="0.1979in"/>
    </style:style>
    <style:style style:name="T114" style:parent-style-name="DefaultParagraphFont" style:family="text">
      <style:text-properties style:font-name="Arial, 'Helvetica Neue', Helvet" fo:color="#222426" fo:font-size="11pt" style:font-size-asian="11pt"/>
    </style:style>
    <style:style style:name="T115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16" style:parent-style-name="DefaultParagraphFont" style:family="text">
      <style:text-properties style:font-name="Arial, 'Helvetica Neue', Helvet" fo:color="#222426" fo:font-size="11pt" style:font-size-asian="11pt"/>
    </style:style>
    <style:style style:name="T117" style:parent-style-name="DefaultParagraphFont" style:family="text">
      <style:text-properties style:font-name="Arial, 'Helvetica Neue', Helvet" fo:color="#222426" fo:font-size="11pt" style:font-size-asian="11pt"/>
    </style:style>
    <style:style style:name="T118" style:parent-style-name="SourceText" style:family="text">
      <style:text-properties style:font-name="Consolas, Menlo, Monaco, 'Lucid" fo:color="#222426" fo:font-size="9.5pt" style:font-size-asian="9.5pt" fo:background-color="#EEEEEE"/>
    </style:style>
    <style:style style:name="T119" style:parent-style-name="DefaultParagraphFont" style:family="text">
      <style:text-properties style:font-name="Arial, 'Helvetica Neue', Helvet" fo:color="#222426" fo:font-size="11pt" style:font-size-asian="11pt"/>
    </style:style>
    <style:style style:name="P120" style:parent-style-name="Textbody" style:family="paragraph">
      <style:paragraph-properties fo:margin-bottom="0in" style:line-height-at-least="0.1979in"/>
    </style:style>
    <style:style style:name="P121" style:parent-style-name="Textbody" style:family="paragraph">
      <style:paragraph-properties fo:margin-bottom="0in" style:line-height-at-least="0.1979in"/>
    </style:style>
    <style:style style:name="P122" style:parent-style-name="Textbody" style:family="paragraph">
      <style:paragraph-properties fo:margin-bottom="0in" style:line-height-at-least="0.1979in"/>
    </style:style>
    <style:style style:name="T123" style:parent-style-name="SourceText" style:family="text">
      <style:text-properties style:font-name="Consolas, Menlo, Monaco, 'Lucid" fo:color="#222426" fo:font-size="9.5pt" style:font-size-asian="9.5pt"/>
    </style:style>
    <style:style style:name="T124" style:parent-style-name="DefaultParagraphFont" style:family="text">
      <style:text-properties style:font-name="Arial, 'Helvetica Neue', Helvet" fo:color="#222426" fo:font-size="11pt" style:font-size-asian="11pt"/>
    </style:style>
    <style:style style:name="T125" style:parent-style-name="SourceText" style:family="text">
      <style:text-properties style:font-name="Consolas, Menlo, Monaco, 'Lucid" fo:color="#222426" fo:font-size="9.5pt" style:font-size-asian="9.5pt"/>
    </style:style>
    <style:style style:name="T126" style:parent-style-name="DefaultParagraphFont" style:family="text">
      <style:text-properties style:font-name="Arial, 'Helvetica Neue', Helvet" fo:color="#222426" fo:font-size="11pt" style:font-size-asian="11pt"/>
    </style:style>
    <style:style style:name="T127" style:parent-style-name="DefaultParagraphFont" style:family="text">
      <style:text-properties style:font-name="Arial, 'Helvetica Neue', Helvet" fo:color="#222426" fo:font-size="11pt" style:font-size-asian="11pt"/>
    </style:style>
    <style:style style:family="graphic" style:name="a0">
      <style:graphic-properties draw:fill="none" draw:stroke="none"/>
    </style:style>
  </office:automatic-styles>
  <office:body>
    <office:text text:use-soft-page-breaks="true">
      <text:p text:style-name="P1"/>
      <text:p text:style-name="P2">The PATH</text:p>
      <text:p text:style-name="P3"><text:span text:style-name="T4">When you type a command that’s not recognized by the shell as one of its internal commands, the shell checks its path to find a program by that name to execute it. The<text:s/></text:span><text:span text:style-name="T5">path<text:s/></text:span><text:span text:style-name="T6">is a list of directories in which commands can be found. It’s defined by the<text:s/></text:span><text:span text:style-name="T7">$PATH<text:s/></text:span><text:span text:style-name="T8">environment</text:span><text:span text:style-name="T9"><text:s/>variable</text:span></text:p>
      <text:p text:style-name="P10"><text:span text:style-name="T11">When you run a command the shell looks through the directories in the </text:span><text:span text:style-name="T12">PATH</text:span><text:span text:style-name="T13"> variable to find the program to run. This lets you run </text:span><text:span text:style-name="T14">/usr/local/bin/firefox</text:span><text:span text:style-name="T15"> just by<text:s/></text:span><text:span text:style-name="T16">typing </text:span><text:span text:style-name="T17">firefox</text:span><text:span text:style-name="T18">. Without the path you would always have to qualify your commands, such as to run </text:span><text:span text:style-name="T19">./firefox, /usr/local/bin/firefox</text:span><text:span text:style-name="T20">, or </text:span><text:span text:style-name="T21">../bin/firefox</text:span><text:span text:style-name="T22">depending on which directory you were in.</text:span></text:p>
      <text:p text:style-name="P23"><text:span text:style-name="T24">The path is a series of directories separated by colons (</text:span><text:span text:style-name="T25">:</text:span><text:span text:style-name="T26">) and is</text:span><text:span text:style-name="T27"><text:s/>stored in an environment variable called </text:span><text:span text:style-name="T28">PATH</text:span><text:span text:style-name="T29">.</text:span></text:p>
      <text:p text:style-name="P30"><text:a xlink:href="../ch11_images.html#p322pro01a" office:target-frame-name="_top" xlink:show="replace"><text:span text:style-name="T31">Click here to view code image</text:span></text:a></text:p>
      <text:p text:style-name="P32">$ echo $PATH<text:line-break/>/usr/local/bin:/bin:/usr/bin:/usr/local/sbin:/usr/sbin:/sbin:/home/<text:line-break/>sean/bin:/home/sean/cxoffice/bin:/opt/IBMJava2-142/jre/bin/</text:p>
      <text:p text:style-name="P33">The shell looks through each directory in turn, stopping with the first match, or gives you a command not found error if none of the directories contain a match. If you give a relative or fully qualified path name the path is ignored.</text:p>
      <text:p text:style-name="P34"><text:span text:style-name="T35">Your system w</text:span><text:span text:style-name="T36">ill have a default path set, so usually you want to add to it instead of replacing it. In your </text:span><text:span text:style-name="T37">.bash_profile</text:span><text:span text:style-name="T38"> or </text:span><text:span text:style-name="T39">.bashrc</text:span><text:span text:style-name="T40"> add </text:span><text:span text:style-name="T41">export PATH=$HOME/bin:$PATH</text:span><text:span text:style-name="T42">.</text:span></text:p>
      <text:p text:style-name="P43"><text:span text:style-name="T44">As </text:span><text:span text:style-name="T45">$HOME</text:span><text:span text:style-name="T46"> expands to be your home directory, and </text:span><text:a xlink:href="../gloss01.html#gloss_01" office:target-frame-name="_top" xlink:show="replace"><text:span text:style-name="T47">$PATH</text:span></text:a><text:span text:style-name="T48"> expands to</text:span><text:span text:style-name="T49"><text:s/>be the current path. This example prepends the </text:span><text:span text:style-name="T50">bin</text:span><text:span text:style-name="T51"> directory underneath your home directory to the search path.</text:span></text:p>
      <text:p text:style-name="P52"><text:span text:style-name="T53"><draw:custom-shape svg:x="0in" svg:y="0in" svg:width="0.33542in" svg:height="0.33542in" draw:id="id0" draw:style-name="a0" draw:name="Rectangle 1" text:anchor-type="as-char"><svg:title/><svg:desc>Image</svg:desc><draw:enhanced-geometry draw:type="non-primitive" svg:viewBox="0 0 21600 21600" draw:enhanced-path="M 0 0 L 21600 0 21600 21600 0 21600 Z N"/></draw:custom-shape></text:span></text:p>
      <text:p text:style-name="P54"><text:span text:style-name="T55">There is no implicit check for the current directory in your path. You must explicitly run </text:span><text:span text:style-name="T56">./program</text:span><text:span text:style-name="T57">, </text:span><text:span text:style-name="T58">/full/path/to/program</text:span><text:span text:style-name="T59">, or add </text:span><text:span text:style-name="T60">.</text:span><text:span text:style-name="T61"> to your</text:span><text:span text:style-name="T62"><text:s/>path to run programs from your current directory. Make the shell check the current directory last with </text:span><text:span text:style-name="T63">export PATH=$PATH:.</text:span></text:p>
      <text:p text:style-name="P64"><text:span text:style-name="T65">Again, </text:span><text:span text:style-name="T66">$PATH</text:span><text:span text:style-name="T67"> expands to the current path, and then you’re appending the current directory.</text:span></text:p>
      <text:p text:style-name="P68"><text:span text:style-name="T69">Putting the current directory in the path</text:span><text:span text:style-name="T70"><text:s/>can open up security holes. The thinking is that if someone has an evil program called </text:span><text:span text:style-name="T71">ls</text:span><text:span text:style-name="T72"> in his home directory or maybe in </text:span><text:span text:style-name="T73">/tmp</text:span><text:span text:style-name="T74"> and the root user is in that directory and runs </text:span><text:span text:style-name="T75">ls</text:span><text:span text:style-name="T76">, the evil program could run instead of </text:span><text:span text:style-name="T77">/bin/ls</text:span><text:span text:style-name="T78">.</text:span></text:p>
      <text:p text:style-name="P79"/>
      <text:p text:style-name="P80"/>
      <text:p text:style-name="P81"/>
      <text:p text:style-name="P82"><text:span text:style-name="T83">To get your path<text:s/></text:span><text:span text:style-name="T84">current </text:span><text:span text:style-name="T85">$PATH</text:span><text:span text:style-name="T86"> variable type in</text:span></text:p>
      <text:p text:style-name="PreformattedText"><text:span text:style-name="T87">echo $PATH</text:span></text:p>
      <text:p text:style-name="P88">It tells your shell where to look for binaries.</text:p>
      <text:p text:style-name="P89"><text:span text:style-name="T90">Yes, you can change it - for example add to the </text:span><text:span text:style-name="T91">$PATH</text:span><text:span text:style-name="T92"> folder with your custom scripts.</text:span></text:p>
      <text:soft-page-break/>
      <text:p text:style-name="P93"><text:span text:style-name="T94">So: if your scripts are in </text:span><text:span text:style-name="T95">/usr/local/myscripts</text:span><text:span text:style-name="T96"> to execute them you will have t</text:span><text:span text:style-name="T97">o type in a full path to the script: </text:span><text:span text:style-name="T98">/usr/local/myscripts/myscript.sh</text:span><text:span text:style-name="T99"> After changing your </text:span><text:span text:style-name="T100">$PATH</text:span><text:span text:style-name="T101"> variable you can just type in </text:span><text:span text:style-name="T102">myscript.sh</text:span><text:span text:style-name="T103"> to execute script.</text:span></text:p>
      <text:p text:style-name="P104"><text:span text:style-name="T105">Here is an example of </text:span><text:span text:style-name="T106">$PATH</text:span><text:span text:style-name="T107"> from RHEL:</text:span></text:p>
      <text:p text:style-name="P108">/usr/kerberos/bin:/usr/local/bin:/bin:/usr/bin:/home/user/bin</text:p>
      <text:p text:style-name="P109"><text:span text:style-name="T110">To change your $PATH you have to either edit ~/.profile (or ~/.bash_profile) or<text:s/></text:span><text:span text:style-name="T111">/etc/environment</text:span><text:s text:c="2"/><text:span text:style-name="T112">for user or global $PATH setting in /etc/profile.</text:span></text:p>
      <text:p text:style-name="P113"><text:span text:style-name="T114">One of the consequences of having wrong </text:span><text:span text:style-name="T115">$PATH</text:span><text:span text:style-name="T116"> variable is that shell will not be able to find and execute<text:s/></text:span><text:span text:style-name="T117">programs without a full </text:span><text:span text:style-name="T118">$PATH</text:span><text:span text:style-name="T119">.</text:span></text:p>
      <text:p text:style-name="P120"/>
      <text:p text:style-name="P121"/>
      <text:p text:style-name="P122"><text:span text:style-name="T123">.bash_profile</text:span><text:span text:style-name="T124"> is a script that is executed each time you start a new shell. On Linux, it's called under different circumstances than </text:span><text:span text:style-name="T125">.bashrc</text:span><text:span text:style-name="T126">, but on OS X, they work exactly the same way. Any command you add to the file will</text:span><text:span text:style-name="T127"><text:s/>be run whenever you open a new terminal window (thus starting a new interactive shell)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ＭＳ Ｐゴシック" svg:font-family="ＭＳ Ｐゴシック" style:font-family-generic="modern" style:font-pitch="variable" svg:panose-1="2 11 6 0 7 2 5 8 2 4"/>
    <style:font-face style:name="Arial, 'Helvetica Neue', Helvet" svg:font-family="Arial, 'Helvetica Neue', Helvet" style:font-family-generic="system"/>
    <style:font-face style:name="SabonLTStd-Roman" svg:font-family="SabonLTStd-Roman" style:font-family-generic="roman"/>
    <style:font-face style:name="SabonLTStd-Italic" svg:font-family="SabonLTStd-Italic" style:font-family-generic="roman"/>
    <style:font-face style:name="SourceCodePro-Regular" svg:font-family="SourceCodePro-Regular" style:font-family-generic="roman"/>
    <style:font-face style:name="Consolas, Menlo, Monaco, 'Lucid" svg:font-family="Consolas, Menlo, Monaco, 'Lucid" style:font-family-generic="system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5" style:display-name="Heading 5" style:family="paragraph" style:parent-style-name="Normal" style:default-outline-level="5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language="en" fo:country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ＭＳ Ｐゴシック" style:font-name-complex="Courier New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urceText" style:display-name="Source Text" style:family="text">
      <style:text-properties style:font-name="Courier New" style:font-name-asian="ＭＳ Ｐゴシック" style:font-name-complex="Courier New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language="en" fo:country="US" style:language-complex="ar" style:country-complex="SA"/>
    </style:style>
    <style:style style:name="noindent" style:display-name="noindent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complex="ar" style:country-complex="SA" fo:hyphenate="true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codelink" style:display-name="codelink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e" style:display-name="pre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nhpc</dc:creator>
    <meta:creation-date>2009-04-16T11:32:00Z</meta:creation-date>
    <dc:date>2016-07-07T14:32:00Z</dc:date>
    <meta:template xlink:href="Normal.dotm" xlink:type="simple"/>
    <meta:editing-cycles>12</meta:editing-cycles>
    <meta:editing-duration>PT126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99" meta:character-count="3341" meta:row-count="23" meta:non-whitespace-character-count="2848"/>
  </office:meta>
</office:document-meta>
</file>